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officeooo:rsid="0011a5af" officeooo:paragraph-rsid="0011a5af"/>
    </style:style>
    <style:style style:name="P20" style:family="paragraph" style:parent-style-name="Standard">
      <style:text-properties officeooo:rsid="0011de5b" officeooo:paragraph-rsid="0011de5b"/>
    </style:style>
    <style:style style:name="P21" style:family="paragraph" style:parent-style-name="Standard">
      <style:text-properties officeooo:rsid="0013b161" officeooo:paragraph-rsid="0013b161"/>
    </style:style>
    <style:style style:name="P22" style:family="paragraph" style:parent-style-name="Standard">
      <style:text-properties fo:color="#ffffff" loext:opacity="100%" style:font-name="Droid Sans Mono" fo:font-size="10.5pt" fo:font-weight="normal" officeooo:paragraph-rsid="0013b161" fo:background-color="#000000"/>
    </style:style>
    <style:style style:name="P23" style:family="paragraph" style:parent-style-name="Standard">
      <style:text-properties officeooo:paragraph-rsid="0013b161"/>
    </style:style>
    <style:style style:name="P24" style:family="paragraph" style:parent-style-name="Standard">
      <style:text-properties officeooo:rsid="00166082" officeooo:paragraph-rsid="00166082"/>
    </style:style>
    <style:style style:name="P25" style:family="paragraph" style:parent-style-name="Standard">
      <style:text-properties fo:color="#ffffff" loext:opacity="100%" style:font-name="Droid Sans Mono" fo:font-size="10.5pt" fo:font-weight="normal" officeooo:paragraph-rsid="0013b161" fo:background-color="#000000"/>
    </style:style>
    <style:style style:name="P26" style:family="paragraph" style:parent-style-name="Standard">
      <style:paragraph-properties style:line-height-at-least="0.198in"/>
      <style:text-properties fo:color="#ffffff" loext:opacity="100%" style:font-name="Droid Sans Mono" fo:font-size="10.5pt" fo:font-weight="normal" fo:background-color="#000000"/>
    </style:style>
    <style:style style:name="P27"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28" style:family="paragraph" style:parent-style-name="Standard">
      <style:text-properties fo:color="#ffffff" loext:opacity="100%" style:font-name="Droid Sans Mono" fo:font-size="10.5pt" fo:font-weight="normal" officeooo:rsid="001a7647" officeooo:paragraph-rsid="001a7647" fo:background-color="#000000"/>
    </style:style>
    <style:style style:name="P29" style:family="paragraph" style:parent-style-name="Standard">
      <style:text-properties officeooo:rsid="0013b161" officeooo:paragraph-rsid="0013b161"/>
    </style:style>
    <style:style style:name="P30" style:family="paragraph" style:parent-style-name="Standard">
      <style:text-properties officeooo:rsid="001a7647" officeooo:paragraph-rsid="001a7647"/>
    </style:style>
    <style:style style:name="P31" style:family="paragraph" style:parent-style-name="Standard">
      <style:paragraph-properties style:line-height-at-least="0.198in"/>
    </style:style>
    <style:style style:name="P32" style:family="paragraph" style:parent-style-name="Standard">
      <style:paragraph-properties style:line-height-at-least="0.198in"/>
      <style:text-properties fo:color="#7ca668" loext:opacity="100%" style:font-name="Droid Sans Mono" fo:font-size="10.5pt" fo:font-weight="normal" fo:background-color="#000000"/>
    </style:style>
    <style:style style:name="P33" style:family="paragraph" style:parent-style-name="Standard">
      <style:text-properties fo:color="#7ca668" loext:opacity="100%" style:font-name="Droid Sans Mono" fo:font-size="10.5pt" fo:font-weight="normal" officeooo:rsid="001a7647" officeooo:paragraph-rsid="001a7647" fo:background-color="#000000"/>
    </style:style>
    <style:style style:name="P34" style:family="paragraph" style:parent-style-name="Standard">
      <style:text-properties officeooo:rsid="001c3464" officeooo:paragraph-rsid="001c3464"/>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ffffff" loext:opacity="100%" style:font-name="Droid Sans Mono" fo:font-size="10.5pt" fo:font-weight="normal" fo:background-color="#000000" loext:char-shading-value="0"/>
    </style:style>
    <style:style style:name="T11" style:family="text">
      <style:text-properties fo:color="#b5cea8" loext:opacity="100%"/>
    </style:style>
    <style:style style:name="T12" style:family="text">
      <style:text-properties fo:color="#b5cea8" loext:opacity="100%" style:font-name="Droid Sans Mono" fo:font-size="10.5pt" fo:font-weight="normal" fo:background-color="#000000" loext:char-shading-value="0"/>
    </style:style>
    <style:style style:name="T13" style:family="text">
      <style:text-properties officeooo:rsid="00166082"/>
    </style:style>
    <style:style style:name="T14" style:family="text">
      <style:text-properties officeooo:rsid="0019704b"/>
    </style:style>
    <style:style style:name="T15" style:family="text">
      <style:text-properties fo:color="#808080" loext:opacity="100%"/>
    </style:style>
    <style:style style:name="T16" style:family="text">
      <style:text-properties fo:color="#569cd6" loext:opacity="100%"/>
    </style:style>
    <style:style style:name="T17" style:family="text">
      <style:text-properties fo:color="#9cdcfe" loext:opacity="100%"/>
    </style:style>
    <style:style style:name="T18" style:family="text">
      <style:text-properties fo:color="#ce9178" loext:opacity="100%"/>
    </style:style>
    <style:style style:name="T19" style:family="text">
      <style:text-properties fo:color="#d7ba7d" loext:opacity="100%"/>
    </style:style>
    <style:style style:name="T20" style:family="text">
      <style:text-properties fo:color="#dcdcaa" loext:opacity="100%"/>
    </style:style>
    <style:style style:name="T21" style:family="text">
      <style:text-properties officeooo:rsid="001c3464"/>
    </style:style>
    <style:style style:name="T22" style:family="text">
      <style:text-properties fo:color="#f44747"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19"/>
      <text:p text:style-name="P19">- <text:a xlink:type="simple" xlink:href="https://www.geeksforgeeks.org/how-to-set-the-svg-background-color/" text:style-name="Internet_20_link" text:visited-style-name="Visited_20_Internet_20_Link">https://www.geeksforgeeks.org/how-to-set-the-svg-background-color/</text:a></text:p>
      <text:p text:style-name="P19"><text:soft-page-break/>- <text:a xlink:type="simple" xlink:href="https://www.w3schools.com/cssref/pr_background-image.php" text:style-name="Internet_20_link" text:visited-style-name="Visited_20_Internet_20_Link">https://www.w3schools.com/cssref/pr_background-image.php</text:a></text:p>
      <text:p text:style-name="P20">(this made the background black, but now I need to figure out how to make it round and line up with the text box)</text:p>
      <text:p text:style-name="P20"/>
      <text:p text:style-name="P21">Create rounded image - <text:a xlink:type="simple" xlink:href="https://www.w3schools.com/howto/howto_css_rounded_images.asp" text:style-name="Internet_20_link" text:visited-style-name="Visited_20_Internet_20_Link">https://www.w3schools.com/howto/howto_css_rounded_images.asp</text:a></text:p>
      <text:p text:style-name="P21"/>
      <text:p text:style-name="P23"><text:span text:style-name="T7">- </text:span><text:span text:style-name="T9">border-radius</text:span><text:span text:style-name="T10">: </text:span><text:span text:style-name="T12">0</text:span><text:span text:style-name="T10"> </text:span><text:span text:style-name="T12">50px</text:span><text:span text:style-name="T10"> </text:span><text:span text:style-name="T12">50px</text:span><text:span text:style-name="T10"> </text:span><text:span text:style-name="T12">0</text:span><text:span text:style-name="T10">;</text:span></text:p>
      <text:p text:style-name="P22"/>
      <text:p text:style-name="P24"/>
      <text:p text:style-name="P30">1/13/23</text:p>
      <text:p text:style-name="P24"/>
      <text:p text:style-name="P24"/>
      <text:p text:style-name="P18">Problem: Make submit button the same height as the text box</text:p>
      <text:p text:style-name="P22"/>
      <text:p text:style-name="P21">- <text:a xlink:type="simple" xlink:href="https://iplocation.com/" text:style-name="Internet_20_link" text:visited-style-name="Visited_20_Internet_20_Link">https://iplocation.com/</text:a> <text:s/><text:span text:style-name="T13">(copied code from this website)</text:span></text:p>
      <text:p text:style-name="P21"/>
      <text:p text:style-name="P21">- <text:a xlink:type="simple" xlink:href="https://codepen.io/snowdenfam/pen/MWBoBdE" text:style-name="Internet_20_link" text:visited-style-name="Visited_20_Internet_20_Link">https://codepen.io/snowdenfam/pen/MWBoBdE</text:a> <text:span text:style-name="T14">(deconstructed above website and got rid of everything but the text box and the submit button to study how they created those, takes a lot of time or at least right now it does)</text:span></text:p>
      <text:p text:style-name="P21"/>
      <text:p text:style-name="P30">1/14/23</text:p>
      <text:p text:style-name="P30"/>
      <text:p text:style-name="P30">I used the above website to basically just copy and paste the text box and submit button to my website. I learned a ton from deconstructing a website. I ended up finding out that the submit button is inside of a span tag. Which leads me to my next problem</text:p>
      <text:p text:style-name="P30"/>
      <text:p text:style-name="P30">HTML</text:p>
      <text:p text:style-name="P30"/>
      <text:p text:style-name="P28"><text:span text:style-name="T15">&lt;</text:span><text:span text:style-name="T16">div</text:span> <text:span text:style-name="T17">class</text:span>=<text:span text:style-name="T18">"bg-img"</text:span><text:span text:style-name="T15">&gt;</text:span></text:p>
      <text:p text:style-name="P26"><text:span text:style-name="T15">&lt;</text:span><text:span text:style-name="T16">h1</text:span><text:span text:style-name="T15">&gt;</text:span>IP Address Tracker<text:span text:style-name="T15">&lt;/</text:span><text:span text:style-name="T16">h1</text:span><text:span text:style-name="T15">&gt;</text:span></text:p>
      <text:p text:style-name="P31"/>
      <text:p text:style-name="P26"><text:span text:style-name="T15">&lt;</text:span><text:span text:style-name="T16">input</text:span> <text:span text:style-name="T17">name</text:span>=<text:span text:style-name="T18">"ip"</text:span> <text:span text:style-name="T17">class</text:span>=<text:span text:style-name="T18">"input-round"</text:span> <text:span text:style-name="T17">required</text:span>=<text:span text:style-name="T18">"required"</text:span> <text:span text:style-name="T17">value</text:span>=<text:span text:style-name="T18">"107.133.201.35"</text:span><text:span text:style-name="T15">&gt;</text:span></text:p>
      <text:p text:style-name="P26"><text:span text:style-name="T15">&lt;</text:span><text:span text:style-name="T16">button</text:span> <text:span text:style-name="T17">class</text:span>=<text:span text:style-name="T18">"btn btn-medium btn--green"</text:span><text:span text:style-name="T15">&gt;</text:span></text:p>
      <text:p text:style-name="P26"><text:span text:style-name="T15">&lt;</text:span><text:span text:style-name="T16">span</text:span> <text:span text:style-name="T17">class</text:span>=<text:span text:style-name="T18">"text"</text:span><text:span text:style-name="T15">&gt;</text:span>Find<text:span text:style-name="T15">&lt;/</text:span><text:span text:style-name="T16">span</text:span><text:span text:style-name="T15">&gt;</text:span></text:p>
      <text:p text:style-name="P26"><text:span text:style-name="T15">&lt;/</text:span><text:span text:style-name="T16">button</text:span><text:span text:style-name="T15">&gt;</text:span></text:p>
      <text:p text:style-name="P26"><text:span text:style-name="T15">&lt;/</text:span><text:span text:style-name="T16">div</text:span><text:span text:style-name="T15">&gt;</text:span></text:p>
      <text:p text:style-name="P30"/>
      <text:p text:style-name="P30">CSS</text:p>
      <text:p text:style-name="P33">/* reset */</text:p>
      <text:p text:style-name="P31"/>
      <text:p text:style-name="P26"><text:span text:style-name="T16">*</text:span>, <text:span text:style-name="T16">*</text:span><text:span text:style-name="T19">:before</text:span>, <text:span text:style-name="T16">*</text:span><text:span text:style-name="T19">:after</text:span> {<text:span text:style-name="T8">-webkit-box-sizing</text:span>: <text:span text:style-name="T18">border-box</text:span>;}</text:p>
      <text:p text:style-name="P31"/>
      <text:p text:style-name="P32">/* Buttons */</text:p>
      <text:p text:style-name="P31"/>
      <text:p text:style-name="P26"><text:span text:style-name="T19">.btn--green</text:span> {</text:p>
      <text:p text:style-name="P26"><text:span text:style-name="T8">background-color</text:span>: <text:span text:style-name="T18">#3cb879</text:span>;</text:p>
      <text:p text:style-name="P26">}</text:p>
      <text:p text:style-name="P31"/>
      <text:p text:style-name="P26"><text:span text:style-name="T19">.btn--green.btn-hover-shadow:active</text:span> {</text:p>
      <text:p text:style-name="P26"><text:soft-page-break/><text:span text:style-name="T8">box-shadow</text:span>: <text:span text:style-name="T11">0px</text:span> <text:span text:style-name="T11">-4px</text:span> <text:span text:style-name="T11">7px</text:span> <text:span text:style-name="T11">0</text:span> <text:span text:style-name="T20">rgba</text:span>(<text:span text:style-name="T11">0</text:span>, <text:span text:style-name="T11">0</text:span>, <text:span text:style-name="T11">0</text:span>, <text:span text:style-name="T11">0.2</text:span>) <text:span text:style-name="T18">inset</text:span>;</text:p>
      <text:p text:style-name="P26">}</text:p>
      <text:p text:style-name="P26"><text:span text:style-name="T19">.btn-medium</text:span> {</text:p>
      <text:p text:style-name="P26"><text:span text:style-name="T8">padding</text:span>: <text:span text:style-name="T11">12px</text:span> <text:span text:style-name="T11">20px</text:span> <text:span text:style-name="T11">13px</text:span> <text:span text:style-name="T11">20px</text:span>;</text:p>
      <text:p text:style-name="P26"><text:span text:style-name="T8">font-size</text:span>: <text:span text:style-name="T11">13px</text:span>;</text:p>
      <text:p text:style-name="P26">}</text:p>
      <text:p text:style-name="P31"/>
      <text:p text:style-name="P26"><text:span text:style-name="T19">.btn</text:span> {</text:p>
      <text:p text:style-name="P26"><text:span text:style-name="T8">border</text:span>: <text:span text:style-name="T11">1px</text:span> <text:span text:style-name="T18">solid</text:span> <text:span text:style-name="T18">transparent</text:span>;</text:p>
      <text:p text:style-name="P26"><text:span text:style-name="T8">cursor</text:span>: <text:span text:style-name="T18">pointer</text:span>;</text:p>
      <text:p text:style-name="P26"><text:span text:style-name="T8">display</text:span>: <text:span text:style-name="T18">inline-block</text:span>;</text:p>
      <text:p text:style-name="P26"><text:span text:style-name="T8">text-decoration</text:span>: <text:span text:style-name="T18">none</text:span>;</text:p>
      <text:p text:style-name="P26"><text:span text:style-name="T8">font-size</text:span>: <text:span text:style-name="T11">14px</text:span>;</text:p>
      <text:p text:style-name="P26"><text:span text:style-name="T8">font-family</text:span>: <text:span text:style-name="T18">"Varela Round"</text:span>, <text:span text:style-name="T18">Arial</text:span>, <text:span text:style-name="T18">"Helvetica Neue"</text:span>, <text:span text:style-name="T18">Helvetica</text:span>, <text:span text:style-name="T18">sans-serif</text:span>;</text:p>
      <text:p text:style-name="P26"><text:span text:style-name="T8">color</text:span>: <text:span text:style-name="T18">#fff</text:span>;</text:p>
      <text:p text:style-name="P26"><text:span text:style-name="T8">border-radius</text:span>: <text:span text:style-name="T11">0</text:span> <text:span text:style-name="T11">50px</text:span> <text:span text:style-name="T11">50px</text:span> <text:span text:style-name="T11">0</text:span>;</text:p>
      <text:p text:style-name="P26">}</text:p>
      <text:p text:style-name="P27"><text:line-break/></text:p>
      <text:p text:style-name="P32">/* Input */</text:p>
      <text:p text:style-name="P31"/>
      <text:p text:style-name="P26"><text:span text:style-name="T19">.input-round</text:span> {</text:p>
      <text:p text:style-name="P26"><text:span text:style-name="T8">border-radius</text:span>: <text:span text:style-name="T11">50px</text:span> <text:span text:style-name="T11">0</text:span> <text:span text:style-name="T11">0</text:span> <text:span text:style-name="T11">50px</text:span>;</text:p>
      <text:p text:style-name="P26"><text:span text:style-name="T8">border-width</text:span>: <text:span text:style-name="T11">1px</text:span>;</text:p>
      <text:p text:style-name="P26"><text:span text:style-name="T8">border-color</text:span>: <text:span text:style-name="T18">#ddd</text:span>;</text:p>
      <text:p text:style-name="P26"><text:span text:style-name="T8">border-style</text:span>: <text:span text:style-name="T18">solid</text:span>;</text:p>
      <text:p text:style-name="P26"><text:span text:style-name="T8">padding</text:span>: <text:span text:style-name="T11">12px</text:span> <text:span text:style-name="T11">20px</text:span> <text:span text:style-name="T11">13px</text:span> <text:span text:style-name="T11">20px</text:span>;</text:p>
      <text:p text:style-name="P26"><text:span text:style-name="T8">margin-right</text:span>: <text:span text:style-name="T11">-5px</text:span>;</text:p>
      <text:p text:style-name="P26"><text:span text:style-name="T8">width</text:span>: <text:span text:style-name="T20">calc</text:span>(<text:span text:style-name="T11">100%</text:span> <text:span text:style-name="T8">-</text:span> <text:span text:style-name="T11">95px</text:span>);</text:p>
      <text:p text:style-name="P26"><text:span text:style-name="T8">line-height</text:span>: <text:span text:style-name="T18">normal</text:span>;</text:p>
      <text:p text:style-name="P26">}</text:p>
      <text:p text:style-name="P26"/>
      <text:p text:style-name="P30"><text:span text:style-name="T6">PROBLEM: How to insert an image inside of a button or a span tag </text:span>( once I can figure this out then that feature is done and I can move on. </text:p>
      <text:p text:style-name="P30"/>
      <text:p text:style-name="P34">Answer - <text:a xlink:type="simple" xlink:href="https://www.youtube.com/watch?v=UYgyZiAxOJg&amp;t=56s" text:style-name="Internet_20_link" text:visited-style-name="Visited_20_Internet_20_Link">https://www.youtube.com/watch?v=UYgyZiAxOJg&amp;t=56s</text:a></text:p>
      <text:p text:style-name="P34"/>
      <text:p text:style-name="P28"><text:span text:style-name="T15">&lt;</text:span><text:span text:style-name="T16">button</text:span> <text:span text:style-name="T17">class</text:span>=<text:span text:style-name="T18">"btn btn-medium btn--green"</text:span><text:span text:style-name="T15">&gt;</text:span></text:p>
      <text:p text:style-name="P31"/>
      <text:p text:style-name="P26"><text:span text:style-name="T15">&lt;</text:span><text:span text:style-name="T16">span</text:span> <text:span text:style-name="T17">style</text:span>=<text:span text:style-name="T18">"padding-right:3px; padding-top: 3px; span&gt;class="</text:span><text:span text:style-name="T17">text</text:span><text:span text:style-name="T22">"</text:span><text:span text:style-name="T15">&gt;</text:span></text:p>
      <text:p text:style-name="P26"><text:span text:style-name="T15">&lt;</text:span><text:span text:style-name="T16">img</text:span> <text:span text:style-name="T17">class</text:span>=<text:span text:style-name="T18">"manImg"</text:span> <text:span text:style-name="T17">src</text:span>=<text:span text:style-name="T18">"images/icon-arrow.svg"</text:span><text:span text:style-name="T15">&gt;&lt;/</text:span><text:span text:style-name="T16">img</text:span><text:span text:style-name="T15">&gt;</text:span></text:p>
      <text:p text:style-name="P26"><text:span text:style-name="T15">&lt;/</text:span><text:span text:style-name="T16">span</text:span><text:span text:style-name="T15">&gt;</text:span></text:p>
      <text:p text:style-name="P31"/>
      <text:p text:style-name="P26"><text:span text:style-name="T15">&lt;/</text:span><text:span text:style-name="T16">button</text:span><text:span text:style-name="T15">&gt;</text:span></text:p>
      <text:p text:style-name="P30"/>
      <text:p text:style-name="P30"/>
      <text:p text:style-name="P30"/>
      <text:p text:style-name="P30"><text:soft-page-break/></text:p>
      <text:p text:style-name="P21"/>
      <text:p text:style-name="P19"/>
      <text:p text:style-name="P24"/>
      <text:p text:style-name="P19"/>
      <text:p text:style-name="P19">-</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4T02:15:07.802645123</dc:date>
    <meta:editing-duration>PT4H16M52S</meta:editing-duration>
    <meta:editing-cycles>13</meta:editing-cycles>
    <meta:generator>LibreOffice/7.3.7.2$Linux_X86_64 LibreOffice_project/30$Build-2</meta:generator>
    <meta:document-statistic meta:table-count="0" meta:image-count="0" meta:object-count="0" meta:page-count="4" meta:paragraph-count="85" meta:word-count="607" meta:character-count="4115" meta:non-whitespace-character-count="3576"/>
  </office:meta>
</office:document-meta>
</file>